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RunH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BCO Spotfire S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ran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Fu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Jav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55:17.082221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08:18:05.127315553</meta:creation-date>
    <dc:date>2020-04-12T22:55:59.086240339</dc:date>
    <meta:editing-duration>PT23H36M21S</meta:editing-duration>
    <meta:editing-cycles>8</meta:editing-cycles>
    <meta:generator>LibreOffice/6.4.1.2$Linux_X86_64 LibreOffice_project/40$Build-2</meta:generator>
    <meta:document-statistic meta:table-count="1" meta:cell-count="61" meta:object-count="0"/>
  </office:meta>
</office:document-meta>
</file>